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B800000F312A1FBA3CD2BC22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x="6.071cm" svg:y="0.012cm" svg:width="5.001cm" svg:height="6.481cm" draw:z-index="0"><draw:image xlink:href="Pictures/1000020100000BB800000F312A1FBA3CD2BC22D4.png" xlink:type="simple" xlink:show="embed" xlink:actuate="onLoad" loext:mime-type="image/png"/></draw:frame><draw:frame draw:style-name="fr1" draw:name="Imagen2" text:anchor-type="char" svg:x="0.019cm" svg:y="0.037cm" svg:width="5.001cm" svg:height="6.481cm" draw:z-index="1"><draw:image xlink:href="Pictures/1000020100000BB800000F312A1FBA3CD2BC22D4.png" xlink:type="simple" xlink:show="embed" xlink:actuate="onLoad" loext:mime-type="image/png"/></draw:frame><draw:frame draw:style-name="fr1" draw:name="Imagen4" text:anchor-type="char" svg:x="6.013cm" svg:y="7.498cm" svg:width="5.001cm" svg:height="6.481cm" draw:z-index="2"><draw:image xlink:href="Pictures/1000020100000BB800000F312A1FBA3CD2BC22D4.png" xlink:type="simple" xlink:show="embed" xlink:actuate="onLoad" loext:mime-type="image/png"/></draw:frame><draw:frame draw:style-name="fr1" draw:name="Imagen6" text:anchor-type="char" svg:x="0.044cm" svg:y="7.426cm" svg:width="5.001cm" svg:height="6.481cm" draw:z-index="3"><draw:image xlink:href="Pictures/1000020100000BB800000F312A1FBA3CD2BC22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8:16:43.214710707</meta:creation-date>
    <dc:date>2023-05-10T08:36:56.147245631</dc:date>
    <meta:editing-duration>PT8M14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